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4000000040A21FBF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paragraph-properties fo:margin-top="0in" fo:margin-bottom="0.1965in" style:contextual-spacing="false"/>
    </style:style>
    <style:style style:name="P4" style:family="paragraph" style:parent-style-name="Heading_20_2">
      <style:paragraph-properties fo:margin-left="0in" fo:margin-right="0in" fo:text-indent="0in" style:auto-text-indent="false"/>
    </style:style>
    <style:style style:name="P5" style:family="paragraph" style:parent-style-name="Heading_20_3">
      <style:paragraph-properties fo:margin-left="0in" fo:margin-right="0in" fo:text-indent="0in" style:auto-text-indent="false"/>
    </style:style>
    <style:style style:name="P6" style:family="paragraph" style:parent-style-name="Preformatted_20_Text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.3937in" fo:margin-right="0.3937in" fo:text-indent="0in" style:auto-text-indent="fals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text-indent="0in" style:auto-text-indent="false"/>
    </style:style>
    <style:style style:name="P12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2">
      <style:paragraph-properties fo:margin-left="0in" fo:margin-right="0in" fo:text-indent="0in" style:auto-text-indent="false"/>
    </style:style>
    <style:style style:name="P1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Text_20_body" style:list-style-name="L3">
      <style:paragraph-properties fo:margin-left="0in" fo:margin-right="0in" fo:text-indent="0in" style:auto-text-indent="false"/>
    </style:style>
    <style:style style:name="P16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Text_20_body" style:list-style-name="L4">
      <style:paragraph-properties fo:margin-left="0in" fo:margin-right="0in" fo:text-indent="0in" style:auto-text-indent="false"/>
    </style:style>
    <style:style style:name="P18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9" style:family="paragraph" style:parent-style-name="Text_20_body" style:list-style-name="L5">
      <style:paragraph-properties fo:margin-left="0in" fo:margin-right="0in" fo:text-indent="0in" style:auto-text-indent="false"/>
    </style:style>
    <style:style style:name="P20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Text_20_body" style:list-style-name="L6">
      <style:paragraph-properties fo:margin-left="0in" fo:margin-right="0in" fo:text-indent="0in" style:auto-text-indent="false"/>
    </style:style>
    <style:style style:name="P22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 style:list-style-name="L7">
      <style:paragraph-properties fo:margin-left="0in" fo:margin-right="0in" fo:text-indent="0in" style:auto-text-indent="false"/>
    </style:style>
    <style:style style:name="P24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25" style:family="paragraph" style:parent-style-name="Text_20_body" style:list-style-name="L8">
      <style:paragraph-properties fo:margin-left="0in" fo:margin-right="0in" fo:text-indent="0in" style:auto-text-indent="false"/>
    </style:style>
    <style:style style:name="P26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27" style:family="paragraph" style:parent-style-name="Text_20_body" style:list-style-name="L9">
      <style:paragraph-properties fo:margin-left="0in" fo:margin-right="0in" fo:text-indent="0in" style:auto-text-indent="false"/>
    </style:style>
    <style:style style:name="P28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29" style:family="paragraph" style:parent-style-name="Text_20_body" style:list-style-name="L10">
      <style:paragraph-properties fo:margin-left="0in" fo:margin-right="0in" fo:text-indent="0in" style:auto-text-indent="false"/>
    </style:style>
    <style:style style:name="P30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</style:style>
    <style:style style:name="P31" style:family="paragraph" style:parent-style-name="Text_20_body" style:list-style-name="L11">
      <style:paragraph-properties fo:margin-left="0in" fo:margin-right="0in" fo:text-indent="0in" style:auto-text-indent="false"/>
    </style:style>
    <style:style style:name="P32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/>
    </style:style>
    <style:style style:name="P33" style:family="paragraph" style:parent-style-name="Text_20_body" style:list-style-name="L12">
      <style:paragraph-properties fo:margin-left="0in" fo:margin-right="0in" fo:text-indent="0in" style:auto-text-indent="false"/>
    </style:style>
    <style:style style:name="P34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/>
    </style:style>
    <style:style style:name="P35" style:family="paragraph" style:parent-style-name="Text_20_body" style:list-style-name="L13">
      <style:paragraph-properties fo:margin-left="0in" fo:margin-right="0in" fo:text-indent="0in" style:auto-text-indent="false"/>
    </style:style>
    <style:style style:name="P36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/>
    </style:style>
    <style:style style:name="P37" style:family="paragraph" style:parent-style-name="Text_20_body" style:list-style-name="L14">
      <style:paragraph-properties fo:margin-left="0in" fo:margin-right="0in" fo:text-indent="0in" style:auto-text-indent="false"/>
    </style:style>
    <style:style style:name="P38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</style:style>
    <style:style style:name="P39" style:family="paragraph" style:parent-style-name="Text_20_body" style:list-style-name="L15">
      <style:paragraph-properties fo:margin-left="0in" fo:margin-right="0in" fo:text-indent="0in" style:auto-text-indent="false"/>
    </style:style>
    <style:style style:name="P40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/>
    </style:style>
    <style:style style:name="P41" style:family="paragraph" style:parent-style-name="Text_20_body" style:list-style-name="L16">
      <style:paragraph-properties fo:margin-left="0in" fo:margin-right="0in" fo:text-indent="0in" style:auto-text-indent="false"/>
    </style:style>
    <style:style style:name="P42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/>
    </style:style>
    <style:style style:name="P43" style:family="paragraph" style:parent-style-name="Text_20_body" style:list-style-name="L17">
      <style:paragraph-properties fo:margin-left="0in" fo:margin-right="0in" fo:text-indent="0in" style:auto-text-indent="false"/>
    </style:style>
    <style:style style:name="P44" style:family="paragraph" style:parent-style-name="Text_20_body" style:list-style-name="L18">
      <style:paragraph-properties fo:margin-left="0in" fo:margin-right="0in" fo:margin-top="0in" fo:margin-bottom="0in" style:contextual-spacing="false" fo:text-indent="0in" style:auto-text-indent="false"/>
    </style:style>
    <style:style style:name="P45" style:family="paragraph" style:parent-style-name="Text_20_body" style:list-style-name="L18">
      <style:paragraph-properties fo:margin-left="0in" fo:margin-right="0in" fo:text-indent="0in" style:auto-text-indent="false"/>
    </style:style>
    <style:style style:name="P46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/>
    </style:style>
    <style:style style:name="P47" style:family="paragraph" style:parent-style-name="Text_20_body" style:list-style-name="L19">
      <style:paragraph-properties fo:margin-left="0in" fo:margin-right="0in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2334"/>PostgREST: Your Database IS the API</text:h>
      <text:p text:style-name="P9"><draw:a xlink:type="simple" xlink:href="https://medium.com/@peterkracik?source=post_page---byline--0a39cdd7ec5d---------------------------------------"><draw:frame draw:style-name="fr1" draw:name="Image1" text:anchor-type="as-char" svg:width="0.3543in" svg:height="0.3543in" draw:z-index="0"><draw:image xlink:href="Pictures/100000000000004000000040A21FBFDA.jpg" xlink:type="simple" xlink:show="embed" xlink:actuate="onLoad" draw:mime-type="image/jpeg"/><svg:title>Peter Kracik</svg:title></draw:frame></draw:a></text:p>
      <text:p text:style-name="P9"><text:a xlink:type="simple" xlink:href="https://medium.com/@peterkracik?source=post_page---byline--0a39cdd7ec5d---------------------------------------" text:style-name="Internet_20_link" text:visited-style-name="Visited_20_Internet_20_Link">Peter Kracik</text:a></text:p>
      <text:p text:style-name="P9">8 min read</text:p>
      <text:p text:style-name="P9">·</text:p>
      <text:p text:style-name="Text_20_body">Oct 7, 2025</text:p>
      <text:p text:style-name="P8"><text:bookmark text:name="942b"/><text:span text:style-name="Strong_20_Emphasis">Complete working examples:</text:span> All code from this article is available at <text:a xlink:type="simple" xlink:href="https://github.com/peterkracik/postgrest-example" office:target-frame-name="_blank" xlink:show="new" text:style-name="Internet_20_link" text:visited-style-name="Visited_20_Internet_20_Link">https://github.com/peterkracik/postgrest-example</text:a></text:p>
      <text:h text:style-name="P4" text:outline-level="2"><text:bookmark text:name="e31e"/>The Problem We Keep Solving</text:h>
      <text:p text:style-name="P7"><text:bookmark text:name="fc1a"/>Picture this: You’re starting a new project. PostgreSQL database? Check. Schema designed with foreign keys, constraints, indexes? Check. Now comes the part where you spend the next two weeks writing REST endpoints — controllers, routes, serializers, pagination, filtering, sorting, error handling, documentation…</text:p>
      <text:p text:style-name="P7"><text:bookmark text:name="2a6f"/><text:span text:style-name="Strong_20_Emphasis">What if that entire two weeks could become two hours?</text:span></text:p>
      <text:p text:style-name="P7"><text:bookmark text:name="927b"/>Enter <text:span text:style-name="Strong_20_Emphasis">PostgREST</text:span> — a standalone web server that transforms your PostgreSQL database directly into a RESTful API. Your database schema becomes your API specification. No controllers. No serializers. No boilerplate.</text:p>
      <text:p text:style-name="P6"><text:bookmark text:name="0b5e"/># Your database table…</text:p>
      <text:p text:style-name="Preformatted_20_Text">CREATE TABLE products (</text:p>
      <text:p text:style-name="Preformatted_20_Text"><text:s/>id SERIAL PRIMARY KEY,</text:p>
      <text:p text:style-name="Preformatted_20_Text"><text:s/>name TEXT NOT NULL,</text:p>
      <text:p text:style-name="Preformatted_20_Text"><text:s/>price NUMERIC,</text:p>
      <text:p text:style-name="Preformatted_20_Text"><text:s/>in_stock BOOLEAN DEFAULT true</text:p>
      <text:p text:style-name="Preformatted_20_Text">);</text:p>
      <text:p text:style-name="Preformatted_20_Text"># …instantly becomes this API:</text:p>
      <text:p text:style-name="Preformatted_20_Text">GET /products # List all products</text:p>
      <text:p text:style-name="Preformatted_20_Text">GET /products?id=eq.5 # Get product with id=5</text:p>
      <text:p text:style-name="Preformatted_20_Text">POST /products # Create a new product</text:p>
      <text:p text:style-name="Preformatted_20_Text">PATCH /products?id=eq.5 # Update product</text:p>
      <text:p text:style-name="P2">DELETE /products?id=eq.5 # Delete product</text:p>
      <text:p text:style-name="P7"><text:bookmark text:name="4bef"/>No backend code. Your database already knows everything — tables, relationships, constraints, permissions. PostgREST just exposes it through HTTP.</text:p>
      <text:h text:style-name="P4" text:outline-level="2"><text:bookmark text:name="2e11"/>What is PostgREST?</text:h>
      <text:p text:style-name="P7"><text:bookmark text:name="8093"/>PostgREST is a standalone web server that sits between your PostgreSQL database and HTTP clients. It automatically generates a REST API from your database schema, with built-in support for:</text:p>
      <text:list text:style-name="L1">
        <text:list-item>
          <text:p text:style-name="P10"><text:bookmark text:name="f63d"/><text:span text:style-name="Strong_20_Emphasis">CRUD operations</text:span> on all tables</text:p>
        </text:list-item>
        <text:list-item>
          <text:p text:style-name="P10"><text:bookmark text:name="0b7c"/><text:span text:style-name="Strong_20_Emphasis">Complex filtering</text:span> via URL parameters</text:p>
        </text:list-item>
        <text:list-item>
          <text:p text:style-name="P10"><text:bookmark text:name="c3c8"/><text:span text:style-name="Strong_20_Emphasis">Nested resources</text:span> (automatic joins)</text:p>
        </text:list-item>
        <text:list-item>
          <text:p text:style-name="P10"><text:bookmark text:name="755a"/><text:span text:style-name="Strong_20_Emphasis">Pagination</text:span> and sorting</text:p>
        </text:list-item>
        <text:list-item>
          <text:p text:style-name="P10"><text:bookmark text:name="7a3c"/><text:soft-page-break/><text:span text:style-name="Strong_20_Emphasis">Authentication</text:span> via JWT</text:p>
        </text:list-item>
        <text:list-item>
          <text:p text:style-name="P10"><text:bookmark text:name="bb54"/><text:span text:style-name="Strong_20_Emphasis">Authorization</text:span> via PostgreSQL’s Row-Level Security</text:p>
        </text:list-item>
        <text:list-item>
          <text:p text:style-name="P11"><text:bookmark text:name="24ed"/><text:span text:style-name="Strong_20_Emphasis">OpenAPI documentation</text:span> (auto-generated)</text:p>
        </text:list-item>
      </text:list>
      <text:p text:style-name="P7"><text:bookmark text:name="14e1"/>Created by <text:span text:style-name="Strong_20_Emphasis">Joe Nelson</text:span> in 2013 and maintained for over 10 years, PostgREST is battle-tested in production at thousands of companies. It’s not a prototype — it’s a mature tool that powers platforms serving millions of users.</text:p>
      <text:h text:style-name="P4" text:outline-level="2"><text:bookmark text:name="9329"/>How It Works: The Dual API Pattern</text:h>
      <text:p text:style-name="P7"><text:bookmark text:name="336e"/>Here’s the key insight: <text:span text:style-name="Strong_20_Emphasis">PostgREST doesn’t have to replace your entire API</text:span>. Most successful implementations use a hybrid approach:</text:p>
      <text:p text:style-name="P6"><text:bookmark text:name="12d7"/>┌─────────────────────────────────┐</text:p>
      <text:p text:style-name="Preformatted_20_Text">│ Your Application <text:s text:c="15"/>│</text:p>
      <text:p text:style-name="Preformatted_20_Text">└────────┬──────────────┬─────────┘</text:p>
      <text:p text:style-name="Preformatted_20_Text"><text:s text:c="9"/>│ <text:s text:c="13"/>│</text:p>
      <text:p text:style-name="Preformatted_20_Text"><text:s text:c="5"/>PostgREST <text:s text:c="4"/>Custom API</text:p>
      <text:p text:style-name="Preformatted_20_Text"><text:s text:c="5"/>(~80% ops) <text:s text:c="3"/>(~20% ops)</text:p>
      <text:p text:style-name="Preformatted_20_Text"><text:s text:c="9"/>│ <text:s text:c="13"/>│</text:p>
      <text:p text:style-name="Preformatted_20_Text"><text:s/>┌───────▼──────────────▼─────────┐</text:p>
      <text:p text:style-name="Preformatted_20_Text"><text:s/>│ <text:s text:c="9"/>PostgreSQL <text:s text:c="11"/>│</text:p>
      <text:p text:style-name="P2"><text:s/>└────────────────────────────────┘</text:p>
      <text:p text:style-name="P7"><text:bookmark text:name="7e1f"/><text:span text:style-name="Strong_20_Emphasis">PostgREST handles:</text:span></text:p>
      <text:list text:style-name="L2">
        <text:list-item>
          <text:p text:style-name="P12"><text:bookmark text:name="deec"/>Product catalog queries</text:p>
        </text:list-item>
        <text:list-item>
          <text:p text:style-name="P12"><text:bookmark text:name="01fb"/>Order history</text:p>
        </text:list-item>
        <text:list-item>
          <text:p text:style-name="P12"><text:bookmark text:name="7830"/>User data reads</text:p>
        </text:list-item>
        <text:list-item>
          <text:p text:style-name="P12"><text:bookmark text:name="bf2f"/>Admin dashboard CRUD</text:p>
        </text:list-item>
        <text:list-item>
          <text:p text:style-name="P13"><text:bookmark text:name="40c6"/>Any standard data operations</text:p>
        </text:list-item>
      </text:list>
      <text:p text:style-name="P7"><text:bookmark text:name="9d00"/><text:span text:style-name="Strong_20_Emphasis">Custom API handles:</text:span></text:p>
      <text:list text:style-name="L3">
        <text:list-item>
          <text:p text:style-name="P14"><text:bookmark text:name="f76f"/>Payment processing</text:p>
        </text:list-item>
        <text:list-item>
          <text:p text:style-name="P14"><text:bookmark text:name="e99a"/>Email notifications</text:p>
        </text:list-item>
        <text:list-item>
          <text:p text:style-name="P14"><text:bookmark text:name="0418"/>External service integrations</text:p>
        </text:list-item>
        <text:list-item>
          <text:p text:style-name="P15"><text:bookmark text:name="a82d"/>Complex multi-step workflows</text:p>
        </text:list-item>
      </text:list>
      <text:p text:style-name="P7"><text:bookmark text:name="f21f"/>They’re not competing — they’re complementary. Your custom API also talks to PostgreSQL, but handles business logic that doesn’t belong in the database.</text:p>
      <text:h text:style-name="P4" text:outline-level="2"><text:bookmark text:name="94d5"/>Query Power: Beyond Basic CRUD</text:h>
      <text:p text:style-name="P7"><text:bookmark text:name="2e84"/>Let’s see what makes PostgREST special. Start with a simple e-commerce schema:</text:p>
      <text:p text:style-name="P6"><text:bookmark text:name="eb1c"/>CREATE TABLE products (</text:p>
      <text:p text:style-name="Preformatted_20_Text"><text:s/>id SERIAL PRIMARY KEY,</text:p>
      <text:p text:style-name="Preformatted_20_Text"><text:s/>sku TEXT UNIQUE,</text:p>
      <text:p text:style-name="Preformatted_20_Text"><text:s/>product_name TEXT NOT NULL,</text:p>
      <text:p text:style-name="Preformatted_20_Text"><text:s/>brand TEXT,</text:p>
      <text:p text:style-name="Preformatted_20_Text"><text:s/>price NUMERIC(10,2),</text:p>
      <text:p text:style-name="Preformatted_20_Text"><text:s/>quantity_in_stock INT,</text:p>
      <text:p text:style-name="Preformatted_20_Text"><text:s/>is_featured BOOLEAN DEFAULT false</text:p>
      <text:p text:style-name="P2">);</text:p>
      <text:p text:style-name="P7"><text:bookmark text:name="3499"/><text:soft-page-break/>&gt; See complete schema: <text:a xlink:type="simple" xlink:href="https://github.com/peterkracik/postgrest-example/blob/main/database/init.sql" office:target-frame-name="_blank" xlink:show="new" text:style-name="Internet_20_link" text:visited-style-name="Visited_20_Internet_20_Link">database/init.sql</text:a></text:p>
      <text:h text:style-name="P5" text:outline-level="3"><text:bookmark text:name="0359"/>Basic Queries</text:h>
      <text:p text:style-name="P6"><text:bookmark text:name="0492"/># Get all products</text:p>
      <text:p text:style-name="Preformatted_20_Text">curl http://localhost:3000/products</text:p>
      <text:p text:style-name="Preformatted_20_Text"># Filter by brand</text:p>
      <text:p text:style-name="Preformatted_20_Text">curl "http://localhost:3000/products?brand=eq.TechCorp"</text:p>
      <text:p text:style-name="Preformatted_20_Text"># Range query (products $100-$500)</text:p>
      <text:p text:style-name="Preformatted_20_Text">curl "http://localhost:3000/products?price=gte.100&amp;price=lte.500"</text:p>
      <text:p text:style-name="Preformatted_20_Text"># Pattern matching (find 'wireless' products)</text:p>
      <text:p text:style-name="Preformatted_20_Text">curl "http://localhost:3000/products?product_name=ilike.*wireless*"</text:p>
      <text:p text:style-name="Preformatted_20_Text"># Complex conditions (featured OR low stock)</text:p>
      <text:p text:style-name="P2">curl "http://localhost:3000/products?or=(is_featured.eq.true,quantity_in_stock.lt.5)"</text:p>
      <text:h text:style-name="P5" text:outline-level="3"><text:bookmark text:name="0e9e"/>Nested Resources</text:h>
      <text:p text:style-name="P7"><text:bookmark text:name="796e"/>Add related tables:</text:p>
      <text:p text:style-name="P6"><text:bookmark text:name="a09d"/>CREATE TABLE orders (</text:p>
      <text:p text:style-name="Preformatted_20_Text"><text:s/>id SERIAL PRIMARY KEY,</text:p>
      <text:p text:style-name="Preformatted_20_Text"><text:s/>order_number TEXT UNIQUE,</text:p>
      <text:p text:style-name="Preformatted_20_Text"><text:s/>customer_name TEXT,</text:p>
      <text:p text:style-name="Preformatted_20_Text"><text:s/>status TEXT,</text:p>
      <text:p text:style-name="Preformatted_20_Text"><text:s/>total_amount NUMERIC(10,2)</text:p>
      <text:p text:style-name="Preformatted_20_Text">);</text:p>
      <text:p text:style-name="Preformatted_20_Text">CREATE TABLE order_items (</text:p>
      <text:p text:style-name="Preformatted_20_Text"><text:s/>id SERIAL PRIMARY KEY,</text:p>
      <text:p text:style-name="Preformatted_20_Text"><text:s/>order_id INT REFERENCES orders(id),</text:p>
      <text:p text:style-name="Preformatted_20_Text"><text:s/>product_name TEXT,</text:p>
      <text:p text:style-name="Preformatted_20_Text"><text:s/>quantity INT,</text:p>
      <text:p text:style-name="Preformatted_20_Text"><text:s/>unit_price NUMERIC(10,2)</text:p>
      <text:p text:style-name="P2">);</text:p>
      <text:p text:style-name="P7"><text:bookmark text:name="65fe"/>Now query with automatic joins:</text:p>
      <text:p text:style-name="P6"><text:bookmark text:name="c923"/># Get orders with items in a single request</text:p>
      <text:p text:style-name="Preformatted_20_Text">curl "http://localhost:3000/orders?select=*,items:order_items(*)"</text:p>
      <text:p text:style-name="Preformatted_20_Text"># With filtering</text:p>
      <text:p text:style-name="Preformatted_20_Text">curl "http://localhost:3000/orders?\</text:p>
      <text:p text:style-name="Preformatted_20_Text">select=*,items:order_items(*)&amp;\</text:p>
      <text:p text:style-name="P2">status=eq.pending"</text:p>
      <text:p text:style-name="P7"><text:bookmark text:name="35f0"/><text:span text:style-name="Strong_20_Emphasis">One HTTP request. One database query. Zero N+1 problems.</text:span></text:p>
      <text:p text:style-name="P7"><text:bookmark text:name="6d78"/>More examples: <text:a xlink:type="simple" xlink:href="https://github.com/peterkracik/postgrest-example/blob/main/examples/01-basic-queries.sh" office:target-frame-name="_blank" xlink:show="new" text:style-name="Internet_20_link" text:visited-style-name="Visited_20_Internet_20_Link">examples/01-basic-queries.sh</text:a> through <text:a xlink:type="simple" xlink:href="https://github.com/peterkracik/postgrest-example/blob/main/examples/04-authentication.sh" office:target-frame-name="_blank" xlink:show="new" text:style-name="Internet_20_link" text:visited-style-name="Visited_20_Internet_20_Link">examples/04-authentication.sh</text:a></text:p>
      <text:h text:style-name="P4" text:outline-level="2"><text:bookmark text:name="c91b"/>Getting Started in 10 Minutes</text:h>
      <text:p text:style-name="P7"><text:bookmark text:name="a540"/>Clone the example repository and start the stack:</text:p>
      <text:p text:style-name="P6"><text:bookmark text:name="88e3"/>git clone https://github.com/peterkracik/postgrest-example</text:p>
      <text:p text:style-name="Preformatted_20_Text">cd postgrest-example</text:p>
      <text:p text:style-name="P2">docker-compose up -d</text:p>
      <text:p text:style-name="P7"><text:bookmark text:name="d250"/>That’s it. Your API is live at http://localhost:3000.</text:p>
      <text:p text:style-name="P7"><text:bookmark text:name="33cf"/><text:span text:style-name="Strong_20_Emphasis">What’s included:</text:span></text:p>
      <text:list text:style-name="L4">
        <text:list-item>
          <text:p text:style-name="P16"><text:bookmark text:name="96ae"/><text:soft-page-break/>PostgreSQL with sample e-commerce data</text:p>
        </text:list-item>
        <text:list-item>
          <text:p text:style-name="P16"><text:bookmark text:name="8020"/>PostgREST configured with JWT authentication</text:p>
        </text:list-item>
        <text:list-item>
          <text:p text:style-name="P16"><text:bookmark text:name="49a7"/>Pre-configured roles (anonymous, customer, admin)</text:p>
        </text:list-item>
        <text:list-item>
          <text:p text:style-name="P16"><text:bookmark text:name="4820"/>Row-Level Security policies</text:p>
        </text:list-item>
        <text:list-item>
          <text:p text:style-name="P17"><text:bookmark text:name="45e5"/>OpenAPI documentation at `<text:a xlink:type="simple" xlink:href="http://localhost:3000/%60" office:target-frame-name="_blank" xlink:show="new" text:style-name="Internet_20_link" text:visited-style-name="Visited_20_Internet_20_Link">http://localhost:3000/`</text:a></text:p>
        </text:list-item>
      </text:list>
      <text:p text:style-name="P7"><text:bookmark text:name="369e"/>Test it immediately:</text:p>
      <text:p text:style-name="P6"><text:bookmark text:name="50dc"/># View products (public access)</text:p>
      <text:p text:style-name="Preformatted_20_Text">curl http://localhost:3000/products</text:p>
      <text:p text:style-name="Preformatted_20_Text"># View OpenAPI docs</text:p>
      <text:p text:style-name="P2">open http://localhost:3000/</text:p>
      <text:p text:style-name="P7"><text:bookmark text:name="bffb"/>&gt; Full setup guide at <text:a xlink:type="simple" xlink:href="https://github.com/peterkracik/postgrest-example/blob/main/README.md" office:target-frame-name="_blank" xlink:show="new" text:style-name="Internet_20_link" text:visited-style-name="Visited_20_Internet_20_Link">README.md</text:a></text:p>
      <text:h text:style-name="P4" text:outline-level="2"><text:bookmark text:name="1ed0"/>Security: Authentication &amp; Authorization</text:h>
      <text:p text:style-name="P7"><text:bookmark text:name="6ccf"/>This is where PostgREST shines. Instead of writing authentication middleware in your application, you leverage PostgreSQL’s built-in security.</text:p>
      <text:h text:style-name="P5" text:outline-level="3"><text:bookmark text:name="8842"/>Role-Based Access</text:h>
      <text:p text:style-name="P7"><text:bookmark text:name="5d8f"/>Define roles in PostgreSQL:</text:p>
      <text:p text:style-name="P6"><text:bookmark text:name="c6ba"/>- Anonymous role (public access)</text:p>
      <text:p text:style-name="Preformatted_20_Text">CREATE ROLE web_anon NOLOGIN;</text:p>
      <text:p text:style-name="Preformatted_20_Text">GRANT SELECT ON products TO web_anon;</text:p>
      <text:p text:style-name="Preformatted_20_Text"><text:s/>- Customer role (authenticated users)</text:p>
      <text:p text:style-name="Preformatted_20_Text">CREATE ROLE customer NOLOGIN;</text:p>
      <text:p text:style-name="Preformatted_20_Text">GRANT SELECT, INSERT, UPDATE ON orders TO customer;</text:p>
      <text:p text:style-name="Preformatted_20_Text"><text:s/>- Admin role (full access)</text:p>
      <text:p text:style-name="Preformatted_20_Text">CREATE ROLE admin NOLOGIN;</text:p>
      <text:p text:style-name="P2">GRANT ALL ON ALL TABLES TO admin;</text:p>
      <text:p text:style-name="P7"><text:bookmark text:name="5042"/>Complete role setup: <text:a xlink:type="simple" xlink:href="https://github.com/peterkracik/postgrest-example/blob/main/database/init.sql#L19-L47" office:target-frame-name="_blank" xlink:show="new" text:style-name="Internet_20_link" text:visited-style-name="Visited_20_Internet_20_Link">database/init.sql#L19-L47</text:a></text:p>
      <text:h text:style-name="P5" text:outline-level="3"><text:bookmark text:name="9fcd"/>JWT Authentication</text:h>
      <text:p text:style-name="P7"><text:bookmark text:name="d02a"/>PostgREST uses JWT tokens to switch PostgreSQL roles:</text:p>
      <text:p text:style-name="P6"><text:bookmark text:name="2208"/># Generate a test JWT</text:p>
      <text:p text:style-name="Preformatted_20_Text">cd jwt-generator</text:p>
      <text:p text:style-name="Preformatted_20_Text">node generate-token.js admin</text:p>
      <text:p text:style-name="Preformatted_20_Text"># Use it in requests</text:p>
      <text:p text:style-name="Preformatted_20_Text">curl "http://localhost:3000/orders" \</text:p>
      <text:p text:style-name="P2"><text:s/>-H "Authorization: Bearer eyJhbGc…"</text:p>
      <text:p text:style-name="P7"><text:bookmark text:name="0aa8"/>JWT generator: <text:a xlink:type="simple" xlink:href="https://github.com/peterkracik/postgrest-example/tree/main/jwt-generator" office:target-frame-name="_blank" xlink:show="new" text:style-name="Internet_20_link" text:visited-style-name="Visited_20_Internet_20_Link">jwt-generator</text:a></text:p>
      <text:h text:style-name="P5" text:outline-level="3"><text:bookmark text:name="9de6"/>Row-Level Security</text:h>
      <text:p text:style-name="P7"><text:bookmark text:name="7930"/>The real magic: multi-tenant data isolation at the database level.</text:p>
      <text:p text:style-name="P6"><text:bookmark text:name="10f0"/>- Enable RLS on orders table</text:p>
      <text:p text:style-name="Preformatted_20_Text">ALTER TABLE orders ENABLE ROW LEVEL SECURITY;</text:p>
      <text:p text:style-name="Preformatted_20_Text"><text:s/>- Customers see only their own orders</text:p>
      <text:p text:style-name="Preformatted_20_Text">CREATE POLICY customer_own_orders ON orders</text:p>
      <text:p text:style-name="Preformatted_20_Text"><text:s/>FOR SELECT TO customer</text:p>
      <text:p text:style-name="Preformatted_20_Text"><text:soft-page-break/><text:s/>USING (</text:p>
      <text:p text:style-name="Preformatted_20_Text"><text:s/>vendor_id = current_setting('request.jwt.claims')::json-&gt;&gt;'vendor_id'</text:p>
      <text:p text:style-name="Preformatted_20_Text"><text:s/>);</text:p>
      <text:p text:style-name="Preformatted_20_Text"><text:s/>- Admins see everything</text:p>
      <text:p text:style-name="Preformatted_20_Text">CREATE POLICY admin_all_orders ON orders</text:p>
      <text:p text:style-name="Preformatted_20_Text"><text:s/>FOR ALL TO admin</text:p>
      <text:p text:style-name="P2"><text:s/>USING (true);</text:p>
      <text:p text:style-name="P7"><text:bookmark text:name="f32a"/>Now, when a customer queries:</text:p>
      <text:p text:style-name="P6"><text:bookmark text:name="373e"/>curl "http://localhost:3000/orders" \</text:p>
      <text:p text:style-name="P2"><text:s/>-H "Authorization: Bearer &lt;customer-jwt&gt;"</text:p>
      <text:p text:style-name="P7"><text:bookmark text:name="943d"/>PostgreSQL <text:span text:style-name="Strong_20_Emphasis">automatically filters</text:span> to only their orders. The customer can’t forget to add the filter — it’s impossible to bypass. Security is enforced at the database level.</text:p>
      <text:p text:style-name="P7"><text:bookmark text:name="5e47"/><text:span text:style-name="Strong_20_Emphasis">Admin with the same query?</text:span> Sees all orders. Different role, different permissions.</text:p>
      <text:p text:style-name="P7"><text:bookmark text:name="7497"/>Full RLS examples: <text:a xlink:type="simple" xlink:href="https://github.com/peterkracik/postgrest-example/blob/main/database/init.sql#L193-L224" office:target-frame-name="_blank" xlink:show="new" text:style-name="Internet_20_link" text:visited-style-name="Visited_20_Internet_20_Link">database/init.sql#L193-L224</text:a></text:p>
      <text:h text:style-name="P4" text:outline-level="2"><text:bookmark text:name="b9e5"/>TypeScript Client (Optional)</text:h>
      <text:p text:style-name="P7"><text:bookmark text:name="d5db"/>While curl is perfect for testing, production apps typically use a client library:</text:p>
      <text:p text:style-name="P6"><text:bookmark text:name="0699"/>import { PostgrestClient } from '@supabase/postgrest-js'</text:p>
      <text:p text:style-name="Preformatted_20_Text">const client = new PostgrestClient('http://localhost:3000')</text:p>
      <text:p text:style-name="Preformatted_20_Text">// Set auth token</text:p>
      <text:p text:style-name="Preformatted_20_Text">client.headers = { 'Authorization': `Bearer ${token}` }</text:p>
      <text:p text:style-name="Preformatted_20_Text">// Fetch orders with nested items</text:p>
      <text:p text:style-name="Preformatted_20_Text">const { data, error } = await client</text:p>
      <text:p text:style-name="Preformatted_20_Text"><text:s/>.from('orders')</text:p>
      <text:p text:style-name="Preformatted_20_Text"><text:s/>.select(`</text:p>
      <text:p text:style-name="Preformatted_20_Text"><text:s/>*,</text:p>
      <text:p text:style-name="Preformatted_20_Text"><text:s/>items:order_items(*)</text:p>
      <text:p text:style-name="Preformatted_20_Text"><text:s/>`)</text:p>
      <text:p text:style-name="Preformatted_20_Text"><text:s/>.eq('status', 'pending')</text:p>
      <text:p text:style-name="P2"><text:s/>.order('order_date', { ascending: false })</text:p>
      <text:p text:style-name="P7"><text:bookmark text:name="81c1"/><text:span text:style-name="Strong_20_Emphasis">The client is just syntactic sugar over HTTP requests.</text:span> Everything you can do with curl, you can do with the TypeScript client.</text:p>
      <text:p text:style-name="Text_20_body"/>
      <text:p text:style-name="P7"><text:bookmark text:name="94d7"/>&gt; Full TypeScript examples: <text:a xlink:type="simple" xlink:href="https://github.com/peterkracik/postgrest-example/tree/main/client-typescript" office:target-frame-name="_blank" xlink:show="new" text:style-name="Internet_20_link" text:visited-style-name="Visited_20_Internet_20_Link">client-typescript</text:a></text:p>
      <text:h text:style-name="P4" text:outline-level="2"><text:bookmark text:name="dabb"/>When to Use PostgREST</text:h>
      <text:h text:style-name="P5" text:outline-level="3"><text:bookmark text:name="56ef"/>✅ Perfect For:</text:h>
      <text:p text:style-name="P7"><text:bookmark text:name="13ec"/><text:span text:style-name="Strong_20_Emphasis">Admin Dashboards:</text:span></text:p>
      <text:list text:style-name="L5">
        <text:list-item>
          <text:p text:style-name="P18"><text:bookmark text:name="bb9d"/>React Admin + PostgREST = instant admin UI</text:p>
        </text:list-item>
        <text:list-item>
          <text:p text:style-name="P18"><text:bookmark text:name="5421"/>Zero backend code for CRUD operations</text:p>
        </text:list-item>
        <text:list-item>
          <text:p text:style-name="P19"><text:bookmark text:name="a4eb"/>Auto-generated forms from the database schema</text:p>
        </text:list-item>
      </text:list>
      <text:p text:style-name="P7"><text:bookmark text:name="be3c"/><text:span text:style-name="Strong_20_Emphasis">Internal Tools:</text:span></text:p>
      <text:list text:style-name="L6">
        <text:list-item>
          <text:p text:style-name="P20"><text:bookmark text:name="295c"/>Employee management portals</text:p>
        </text:list-item>
        <text:list-item>
          <text:p text:style-name="P20"><text:bookmark text:name="c94e"/><text:soft-page-break/>Inventory systems</text:p>
        </text:list-item>
        <text:list-item>
          <text:p text:style-name="P20"><text:bookmark text:name="8ad2"/>Configuration interfaces</text:p>
        </text:list-item>
        <text:list-item>
          <text:p text:style-name="P21"><text:bookmark text:name="1cb7"/>Reporting dashboards</text:p>
        </text:list-item>
      </text:list>
      <text:p text:style-name="P7"><text:bookmark text:name="fb4e"/><text:span text:style-name="Strong_20_Emphasis">Multi-Tenant SaaS:</text:span></text:p>
      <text:list text:style-name="L7">
        <text:list-item>
          <text:p text:style-name="P22"><text:bookmark text:name="4ae1"/>Row-Level Security handles tenant isolation</text:p>
        </text:list-item>
        <text:list-item>
          <text:p text:style-name="P22"><text:bookmark text:name="4048"/>No application-level filtering code</text:p>
        </text:list-item>
        <text:list-item>
          <text:p text:style-name="P23"><text:bookmark text:name="2fde"/>Security bugs become impossible</text:p>
        </text:list-item>
      </text:list>
      <text:p text:style-name="P7"><text:bookmark text:name="71bd"/><text:span text:style-name="Strong_20_Emphasis">Rapid Prototypes:</text:span></text:p>
      <text:list text:style-name="L8">
        <text:list-item>
          <text:p text:style-name="P24"><text:bookmark text:name="595e"/>MVP in hours, not weeks</text:p>
        </text:list-item>
        <text:list-item>
          <text:p text:style-name="P24"><text:bookmark text:name="3a1a"/>Database schema = API specification</text:p>
        </text:list-item>
        <text:list-item>
          <text:p text:style-name="P25"><text:bookmark text:name="f831"/>Add custom API endpoints later as needed</text:p>
        </text:list-item>
      </text:list>
      <text:h text:style-name="P5" text:outline-level="3"><text:bookmark text:name="dcb2"/>❌ Not Ideal For:</text:h>
      <text:p text:style-name="P7"><text:bookmark text:name="112b"/><text:span text:style-name="Strong_20_Emphasis">Complex Business Logic:</text:span></text:p>
      <text:list text:style-name="L9">
        <text:list-item>
          <text:p text:style-name="P26"><text:bookmark text:name="35c6"/>Payment processing workflows</text:p>
        </text:list-item>
        <text:list-item>
          <text:p text:style-name="P26"><text:bookmark text:name="6e11"/>Multi-step orchestrations</text:p>
        </text:list-item>
        <text:list-item>
          <text:p text:style-name="P26"><text:bookmark text:name="2db8"/>Heavy data transformations</text:p>
        </text:list-item>
        <text:list-item>
          <text:p text:style-name="P27"><text:bookmark text:name="264c"/>Extensive external API calls</text:p>
        </text:list-item>
      </text:list>
      <text:p text:style-name="P7"><text:bookmark text:name="6394"/><text:span text:style-name="Strong_20_Emphasis">Real-Time Requirements:</text:span></text:p>
      <text:list text:style-name="L10">
        <text:list-item>
          <text:p text:style-name="P28"><text:bookmark text:name="059d"/>WebSocket connections</text:p>
        </text:list-item>
        <text:list-item>
          <text:p text:style-name="P28"><text:bookmark text:name="90f5"/>Live collaborative editing</text:p>
        </text:list-item>
        <text:list-item>
          <text:p text:style-name="P29"><text:bookmark text:name="6101"/>Chat applications (<text:span text:style-name="Emphasis">Note: Supabase adds realtime on top of PostgREST</text:span>)</text:p>
        </text:list-item>
      </text:list>
      <text:p text:style-name="P7"><text:bookmark text:name="f443"/><text:span text:style-name="Strong_20_Emphasis">Non-PostgreSQL Databases:</text:span></text:p>
      <text:list text:style-name="L11">
        <text:list-item>
          <text:p text:style-name="P30"><text:bookmark text:name="b13d"/>PostgREST only works with PostgreSQL</text:p>
        </text:list-item>
        <text:list-item>
          <text:p text:style-name="P31"><text:bookmark text:name="8c10"/>MySQL, MongoDB, SQL Server need different solutions</text:p>
        </text:list-item>
      </text:list>
      <text:p text:style-name="P7"><text:bookmark text:name="b1ae"/><text:span text:style-name="Strong_20_Emphasis">Teams Unfamiliar with SQL:</text:span></text:p>
      <text:list text:style-name="L12">
        <text:list-item>
          <text:p text:style-name="P32"><text:bookmark text:name="dc94"/>Requires PostgreSQL expertise</text:p>
        </text:list-item>
        <text:list-item>
          <text:p text:style-name="P32"><text:bookmark text:name="1341"/>Understanding of RLS and database security</text:p>
        </text:list-item>
        <text:list-item>
          <text:p text:style-name="P33"><text:bookmark text:name="c176"/>Comfort with SQL performance tuning</text:p>
        </text:list-item>
      </text:list>
      <text:h text:style-name="P4" text:outline-level="2"><text:bookmark text:name="e0c6"/>The Hybrid Approach (Recommended)</text:h>
      <text:p text:style-name="P7"><text:bookmark text:name="d935"/>Most successful implementations use PostgREST for ~80% of endpoints:</text:p>
      <text:p text:style-name="P6"><text:bookmark text:name="b8bf"/>┌─────────────────────────────────────────────────────┐</text:p>
      <text:p text:style-name="Preformatted_20_Text">│ <text:s text:c="13"/>Your Application <text:s text:c="22"/>│</text:p>
      <text:p text:style-name="Preformatted_20_Text">└────────────────────┬────────────────────────────────┘</text:p>
      <text:p text:style-name="Preformatted_20_Text"><text:s text:c="21"/>│</text:p>
      <text:p text:style-name="Preformatted_20_Text"><text:s/>┌───────────────────▼────────────────────────────────┐</text:p>
      <text:p text:style-name="Preformatted_20_Text"><text:s/>│ <text:s text:c="12"/>Which API layer? <text:s text:c="22"/>│</text:p>
      <text:p text:style-name="Preformatted_20_Text"><text:s/>└───────────┬─────────────────────┬──────────────────┘</text:p>
      <text:p text:style-name="Preformatted_20_Text"><text:s text:c="13"/>│ <text:s text:c="20"/>│</text:p>
      <text:p text:style-name="Preformatted_20_Text"><text:s text:c="12"/>Simple CRUD Complex Logic</text:p>
      <text:p text:style-name="Preformatted_20_Text"><text:s text:c="13"/>│ <text:s text:c="20"/>│</text:p>
      <text:p text:style-name="Preformatted_20_Text"><text:soft-page-break/><text:s/>┌───────────▼──────┐ ┌────────────▼──────────┐</text:p>
      <text:p text:style-name="Preformatted_20_Text"><text:s/>│ <text:s text:c="6"/>PostgREST <text:s/>│ │ <text:s text:c="6"/>Custom API <text:s text:c="5"/>│</text:p>
      <text:p text:style-name="Preformatted_20_Text"><text:s/>│ <text:s text:c="6"/>(No code) <text:s/>│ │ <text:s text:c="5"/>(Express/ <text:s text:c="7"/>│</text:p>
      <text:p text:style-name="Preformatted_20_Text"><text:s/>│ <text:s text:c="17"/>│ │ <text:s text:c="10"/>NestJS). <text:s text:c="3"/>│</text:p>
      <text:p text:style-name="Preformatted_20_Text"><text:s/>└───────────┬──────┘ └────────────┬──────────┘</text:p>
      <text:p text:style-name="Preformatted_20_Text"><text:s text:c="13"/>│ <text:s text:c="20"/>│</text:p>
      <text:p text:style-name="Preformatted_20_Text"><text:s/>┌───────────▼─────────────────────▼──────────┐</text:p>
      <text:p text:style-name="Preformatted_20_Text"><text:s/>│ <text:s text:c="16"/>PostgreSQL <text:s text:c="16"/>│</text:p>
      <text:p text:style-name="P2"><text:s/>└────────────────────────────────────────────┘</text:p>
      <text:p text:style-name="P7"><text:bookmark text:name="61c0"/><text:span text:style-name="Strong_20_Emphasis">Decision Matrix:</text:span></text:p>
      <text:p text:style-name="P6"><text:bookmark text:name="8c0d"/>| Operation <text:s text:c="20"/>| Use PostgREST <text:s/>| Use Custom API <text:s/>|</text:p>
      <text:p text:style-name="Preformatted_20_Text">|- - - - - - - - - - - - - - - -| - - - - - - - -| - - - - - - - - |</text:p>
      <text:p text:style-name="Preformatted_20_Text">| List products with filters. <text:s text:c="2"/>| <text:s text:c="6"/>✅ <text:s text:c="6"/>| <text:s text:c="5"/>❌ <text:s text:c="8"/>|</text:p>
      <text:p text:style-name="Preformatted_20_Text">| Get order history <text:s text:c="12"/>| <text:s text:c="6"/>✅ <text:s text:c="6"/>| <text:s text:c="5"/>❌ <text:s text:c="8"/>|</text:p>
      <text:p text:style-name="Preformatted_20_Text">| Update user profile. <text:s text:c="9"/>| <text:s text:c="6"/>✅ <text:s text:c="6"/>| <text:s text:c="5"/>❌ <text:s text:c="8"/>|</text:p>
      <text:p text:style-name="Preformatted_20_Text">| Process payment <text:s text:c="14"/>| <text:s text:c="6"/>❌ <text:s text:c="6"/>| <text:s text:c="5"/>✅ <text:s text:c="8"/>|</text:p>
      <text:p text:style-name="Preformatted_20_Text">| Send order confirmation email | <text:s text:c="6"/>❌ <text:s text:c="6"/>| <text:s text:c="5"/>✅ <text:s text:c="8"/>|</text:p>
      <text:p text:style-name="Preformatted_20_Text">| Call external shipping API <text:s text:c="3"/>| <text:s text:c="6"/>❌ <text:s text:c="6"/>| <text:s text:c="5"/>✅ <text:s text:c="8"/>|</text:p>
      <text:p text:style-name="P2">| Generate PDF invoice <text:s text:c="9"/>| <text:s text:c="6"/>❌ <text:s text:c="6"/>| <text:s text:c="5"/>✅ <text:s text:c="8"/>|</text:p>
      <text:p text:style-name="P7"><text:bookmark text:name="8a3f"/><text:span text:style-name="Strong_20_Emphasis">Best of both worlds:</text:span> Speed where you need it (PostgREST), flexibility where it matters (custom API).</text:p>
      <text:h text:style-name="P4" text:outline-level="2"><text:bookmark text:name="ecce"/>PostgREST in the Wild</text:h>
      <text:p text:style-name="P7"><text:bookmark text:name="cc6a"/>While PostgREST is powerful on its own, it’s worth noting how major platforms use it:</text:p>
      <text:h text:style-name="P5" text:outline-level="3"><text:bookmark text:name="7f3b"/>Supabase</text:h>
      <text:p text:style-name="P7"><text:a xlink:type="simple" xlink:href="https://supabase.com/" office:target-frame-name="_blank" xlink:show="new" text:style-name="Internet_20_link" text:visited-style-name="Visited_20_Internet_20_Link"><text:bookmark text:name="c3d7"/>Supabase</text:a> built their entire platform on PostgREST, handling <text:span text:style-name="Strong_20_Emphasis">billions of requests per month</text:span>. They added:</text:p>
      <text:list text:style-name="L13">
        <text:list-item>
          <text:p text:style-name="P34"><text:bookmark text:name="0877"/>Realtime subscriptions (via PostgreSQL LISTEN/NOTIFY)</text:p>
        </text:list-item>
        <text:list-item>
          <text:p text:style-name="P34"><text:bookmark text:name="4f1c"/>Auto-generated TypeScript types</text:p>
        </text:list-item>
        <text:list-item>
          <text:p text:style-name="P34"><text:bookmark text:name="2ced"/>Integrated authentication</text:p>
        </text:list-item>
        <text:list-item>
          <text:p text:style-name="P35"><text:bookmark text:name="696f"/>File storage</text:p>
        </text:list-item>
      </text:list>
      <text:p text:style-name="P7"><text:bookmark text:name="9e6b"/>Every Supabase project gets a PostgREST API automatically. It’s proof that PostgREST scales to production at massive volume.</text:p>
      <text:h text:style-name="P5" text:outline-level="3"><text:bookmark text:name="968f"/>Neon</text:h>
      <text:p text:style-name="P7"><text:a xlink:type="simple" xlink:href="https://neon.tech/" office:target-frame-name="_blank" xlink:show="new" text:style-name="Internet_20_link" text:visited-style-name="Visited_20_Internet_20_Link"><text:bookmark text:name="67b9"/>Neon</text:a> built a <text:span text:style-name="Strong_20_Emphasis">PostgREST-compatible API in Rust</text:span> for their serverless Postgres. The fact that they chose PostgREST’s API design (rather than inventing their own) shows how well-designed the protocol is.</text:p>
      <text:h text:style-name="P5" text:outline-level="3"><text:bookmark text:name="162f"/>Self-Hosted</text:h>
      <text:p text:style-name="P7"><text:bookmark text:name="7b2a"/>Many enterprises run PostgREST with their existing PostgreSQL infrastructure:</text:p>
      <text:list text:style-name="L14">
        <text:list-item>
          <text:p text:style-name="P36"><text:bookmark text:name="da01"/>No vendor lock-in</text:p>
        </text:list-item>
        <text:list-item>
          <text:p text:style-name="P36"><text:bookmark text:name="0c41"/>Full control over deployment</text:p>
        </text:list-item>
        <text:list-item>
          <text:p text:style-name="P36"><text:bookmark text:name="3e96"/>Can use with AWS RDS, Google Cloud SQL, or self-hosted Postgres</text:p>
        </text:list-item>
        <text:list-item>
          <text:p text:style-name="P37"><text:bookmark text:name="6297"/>No per-request pricing</text:p>
        </text:list-item>
      </text:list>
      <text:p text:style-name="P7"><text:bookmark text:name="5c01"/><text:soft-page-break/><text:span text:style-name="Strong_20_Emphasis">The point?</text:span> PostgREST is production-ready, whether you use it standalone or via a platform.</text:p>
      <text:h text:style-name="P4" text:outline-level="2"><text:bookmark text:name="21f2"/>What Problems Does PostgREST Solve?</text:h>
      <text:h text:style-name="P5" text:outline-level="3"><text:bookmark text:name="c862"/>1. Eliminates Boilerplate</text:h>
      <text:p text:style-name="P7"><text:bookmark text:name="7ece"/>Every REST API starts the same way: controllers, routes, serializers, pagination, and filtering. PostgREST eliminates this entirely. Your database migration **is** your API deployment.</text:p>
      <text:h text:style-name="P5" text:outline-level="3"><text:bookmark text:name="cb16"/>2. Complex Querying Without Custom Endpoints</text:h>
      <text:p text:style-name="P7"><text:bookmark text:name="9498"/>Traditional APIs force you to predict every query pattern. PostgREST gives your frontend SQL-like power through URL parameters. The frontend specifies exactly what it needs — no custom endpoints required.</text:p>
      <text:h text:style-name="P5" text:outline-level="3"><text:bookmark text:name="f245"/>3. N+1 Problem Solved</text:h>
      <text:p text:style-name="P7"><text:bookmark text:name="21fa"/>Nested resource embedding uses PostgreSQL’s query planner. One HTTP request, one database query. The N+1 problem doesn’t exist.</text:p>
      <text:h text:style-name="P5" text:outline-level="3"><text:bookmark text:name="2ee4"/>4. Security at the Source</text:h>
      <text:p text:style-name="P7"><text:bookmark text:name="fbd5"/>Authorization bugs happen when you forget to check permissions in one endpoint. With PostgreSQL RLS, the database enforces security — forgetting is impossible.</text:p>
      <text:h text:style-name="P5" text:outline-level="3"><text:bookmark text:name="9e40"/>5. Self-Documenting</text:h>
      <text:p text:style-name="P7"><text:bookmark text:name="826e"/>OpenAPI documentation auto-generated from your schema. Change your schema? Docs update automatically.</text:p>
      <text:h text:style-name="P4" text:outline-level="2"><text:bookmark text:name="0df1"/>What PostgREST Does NOT Solve</text:h>
      <text:p text:style-name="P7"><text:bookmark text:name="0498"/><text:span text:style-name="Strong_20_Emphasis">Be honest about limitations:</text:span></text:p>
      <text:list text:style-name="L15">
        <text:list-item>
          <text:p text:style-name="P38"><text:bookmark text:name="b49c"/>❌ Complex business logic (use custom API)</text:p>
        </text:list-item>
        <text:list-item>
          <text:p text:style-name="P38"><text:bookmark text:name="775d"/>❌ Custom response formats (use views or custom API)</text:p>
        </text:list-item>
        <text:list-item>
          <text:p text:style-name="P38"><text:bookmark text:name="ba27"/>❌ Real-time WebSockets (need additional layer)</text:p>
        </text:list-item>
        <text:list-item>
          <text:p text:style-name="P38"><text:bookmark text:name="0a5e"/>❌ Non-PostgreSQL databases (only works with Postgres)</text:p>
        </text:list-item>
        <text:list-item>
          <text:p text:style-name="P39"><text:bookmark text:name="4283"/>❌ Learning curve (requires PostgreSQL knowledge)</text:p>
        </text:list-item>
      </text:list>
      <text:p text:style-name="P7"><text:bookmark text:name="5f68"/><text:span text:style-name="Strong_20_Emphasis">Solution</text:span>: Use the hybrid approach. PostgREST for data, custom API for logic.</text:p>
      <text:h text:style-name="P4" text:outline-level="2"><text:bookmark text:name="f7c3"/>Try It Now</text:h>
      <text:p text:style-name="P7"><text:bookmark text:name="600c"/><text:span text:style-name="Strong_20_Emphasis">Three ways to start:</text:span></text:p>
      <text:h text:style-name="P5" text:outline-level="3"><text:bookmark text:name="ba36"/>1. Self-Hosted (15 minutes)</text:h>
      <text:p text:style-name="P6"><text:bookmark text:name="d3cd"/>git clone https://github.com/peterkracik/postgrest-example</text:p>
      <text:p text:style-name="Preformatted_20_Text">cd postgrest-example</text:p>
      <text:p text:style-name="Preformatted_20_Text">docker-compose up -d</text:p>
      <text:p text:style-name="P2">curl http://localhost:3000/products</text:p>
      <text:p text:style-name="P7"><text:bookmark text:name="5b65"/><text:soft-page-break/><text:span text:style-name="Strong_20_Emphasis">Includes:</text:span></text:p>
      <text:list text:style-name="L16">
        <text:list-item>
          <text:p text:style-name="P40"><text:bookmark text:name="9a77"/>Complete e-commerce schema</text:p>
        </text:list-item>
        <text:list-item>
          <text:p text:style-name="P40"><text:bookmark text:name="20c7"/>JWT authentication</text:p>
        </text:list-item>
        <text:list-item>
          <text:p text:style-name="P40"><text:bookmark text:name="33f2"/>Row-Level Security examples</text:p>
        </text:list-item>
        <text:list-item>
          <text:p text:style-name="P40"><text:bookmark text:name="75c2"/>Bash query examples</text:p>
        </text:list-item>
        <text:list-item>
          <text:p text:style-name="P41"><text:bookmark text:name="7419"/>TypeScript client examples</text:p>
        </text:list-item>
      </text:list>
      <text:h text:style-name="P5" text:outline-level="3"><text:bookmark text:name="8457"/>2. Supabase (5 minutes)</text:h>
      <text:list text:style-name="L17">
        <text:list-item>
          <text:p text:style-name="P42"><text:bookmark text:name="25e6"/>Create a free project at <text:a xlink:type="simple" xlink:href="https://supabase.comhttps://supabase.com" office:target-frame-name="_blank" xlink:show="new" text:style-name="Internet_20_link" text:visited-style-name="Visited_20_Internet_20_Link">supabase.com</text:a></text:p>
        </text:list-item>
        <text:list-item>
          <text:p text:style-name="P42"><text:bookmark text:name="bc8e"/>Instant PostgREST API with real-time features</text:p>
        </text:list-item>
        <text:list-item>
          <text:p text:style-name="P43"><text:bookmark text:name="bc64"/>Managed hosting, auto-scaling</text:p>
        </text:list-item>
      </text:list>
      <text:h text:style-name="P5" text:outline-level="3"><text:bookmark text:name="6698"/>3. Neon (10 minutes)</text:h>
      <text:list text:style-name="L18">
        <text:list-item>
          <text:p text:style-name="P44"><text:bookmark text:name="0d51"/>Sign up at <text:a xlink:type="simple" xlink:href="https://neon.tech/" office:target-frame-name="_blank" xlink:show="new" text:style-name="Internet_20_link" text:visited-style-name="Visited_20_Internet_20_Link">neon.tech</text:a></text:p>
        </text:list-item>
        <text:list-item>
          <text:p text:style-name="P44"><text:bookmark text:name="d6a5"/>PostgREST-compatible API</text:p>
        </text:list-item>
        <text:list-item>
          <text:p text:style-name="P45"><text:bookmark text:name="bfb7"/>Serverless Postgres with branching</text:p>
        </text:list-item>
      </text:list>
      <text:p text:style-name="P7"><text:bookmark text:name="4340"/>All three give you the same core experience: <text:span text:style-name="Strong_20_Emphasis">your database becomes an API</text:span>.</text:p>
      <text:h text:style-name="P4" text:outline-level="2"><text:bookmark text:name="3f3a"/>Conclusion</text:h>
      <text:p text:style-name="P7"><text:bookmark text:name="0405"/>PostgREST changes the game for API development. By transforming your PostgreSQL database directly into a REST API, it eliminates weeks of boilerplate, reduces bugs, and provides powerful features like automatic documentation, complex querying, and database-level security.</text:p>
      <text:p text:style-name="P7"><text:bookmark text:name="1920"/><text:span text:style-name="Strong_20_Emphasis">The paradigm shift:</text:span> Stop writing code for what your database already knows. Your schema defines structure, constraints, and relationships. PostgreSQL enforces security and optimizes queries. Why duplicate all of that in application code?</text:p>
      <text:p text:style-name="P7"><text:bookmark text:name="bb29"/><text:span text:style-name="Strong_20_Emphasis">Is it a silver bullet?</text:span> No. PostgREST isn’t for complex business logic or real-time WebSockets. But for the 80% of your API that’s pure data access? It’s transformative.</text:p>
      <text:p text:style-name="P7"><text:bookmark text:name="4953"/><text:span text:style-name="Strong_20_Emphasis">The hybrid approach works:</text:span> Use PostgREST for data operations, use a custom API for business logic. Best of both worlds.</text:p>
      <text:p text:style-name="P7"><text:bookmark text:name="4d09"/><text:span text:style-name="Strong_20_Emphasis">It’s production-ready:</text:span> Battle-tested for 10+ years, powering platforms that serve millions of users. The question isn’t whether PostgREST can handle production — it’s whether your use case fits its strengths.</text:p>
      <text:h text:style-name="P4" text:outline-level="2"><text:bookmark text:name="59f0"/>Resources</text:h>
      <text:list text:style-name="L19">
        <text:list-item>
          <text:p text:style-name="P46"><text:bookmark text:name="d564"/><text:span text:style-name="Strong_20_Emphasis">Complete Working Example</text:span>:<text:a xlink:type="simple" xlink:href="https://github.com/peterkracik/postgrest-example" office:target-frame-name="_blank" xlink:show="new" text:style-name="Internet_20_link" text:visited-style-name="Visited_20_Internet_20_Link"> github.com/peterkracik/postgrest-example</text:a></text:p>
        </text:list-item>
        <text:list-item>
          <text:p text:style-name="P46"><text:bookmark text:name="2d30"/><text:span text:style-name="Strong_20_Emphasis">PostgREST Documentation</text:span>: <text:a xlink:type="simple" xlink:href="https://docs.postgrest.org/" office:target-frame-name="_blank" xlink:show="new" text:style-name="Internet_20_link" text:visited-style-name="Visited_20_Internet_20_Link">docs.postgrest.org</text:a></text:p>
        </text:list-item>
        <text:list-item>
          <text:p text:style-name="P47"><text:bookmark text:name="37b0"/><text:span text:style-name="Strong_20_Emphasis">PostgreSQL RLS Guide</text:span>: <text:a xlink:type="simple" xlink:href="https://www.postgresql.org/docs/current/ddl-rowsecurity.html" office:target-frame-name="_blank" xlink:show="new" text:style-name="Internet_20_link" text:visited-style-name="Visited_20_Internet_20_Link">postgresql.org/docs/current/ddl-rowsecurity.html</text:a>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9:34:34.917890171</meta:creation-date>
    <dc:date>2025-12-20T13:20:50.684554468</dc:date>
    <meta:editing-duration>PT26M29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9" meta:paragraph-count="322" meta:word-count="1920" meta:character-count="14188" meta:non-whitespace-character-count="11957"/>
  </office:meta>
</office:document-meta>
</file>